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3333" draw:textarea-horizontal-align="justify" draw:textarea-vertical-align="middle" draw:auto-grow-height="false" fo:min-height="0.325cm" fo:min-width="1.449cm"/>
    </style:style>
    <style:style style:name="gr2" style:family="graphic" style:parent-style-name="standard">
      <style:graphic-properties draw:textarea-horizontal-align="justify" draw:textarea-vertical-align="middle" draw:auto-grow-height="false" fo:min-height="3.154cm" fo:min-width="4.848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0.325cm" fo:min-width="1.56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98cm" fo:min-width="4.525cm"/>
    </style:style>
    <style:style style:name="gr6" style:family="graphic" style:parent-style-name="standard">
      <style:graphic-properties draw:textarea-horizontal-align="justify" draw:textarea-vertical-align="middle" draw:auto-grow-height="false" fo:min-height="1.695cm" fo:min-width="2.904cm"/>
    </style:style>
    <style:style style:name="gr7" style:family="graphic" style:parent-style-name="standard">
      <style:graphic-properties draw:textarea-horizontal-align="justify" draw:textarea-vertical-align="middle" draw:auto-grow-height="false" fo:min-height="0.236cm" fo:min-width="1.607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0.325cm" fo:min-width="1.219cm" draw:shadow-opacity="0%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opacity="0%" draw:textarea-horizontal-align="justify" draw:textarea-vertical-align="middle" draw:auto-grow-height="false" fo:min-height="17.53cm" fo:min-width="22.106cm" draw:shadow-opacity="0%"/>
    </style:style>
    <style:style style:name="gr11" style:family="graphic" style:parent-style-name="standard">
      <style:graphic-properties draw:fill-color="#00ff66" draw:textarea-horizontal-align="justify" draw:textarea-vertical-align="middle" draw:auto-grow-height="false" fo:min-height="5.338cm" fo:min-width="5.85cm"/>
    </style:style>
    <style:style style:name="gr12" style:family="graphic" style:parent-style-name="standard">
      <style:graphic-properties draw:fill-color="#ff6666" draw:textarea-horizontal-align="justify" draw:textarea-vertical-align="middle" draw:auto-grow-height="false" fo:min-height="0.766cm" fo:min-width="0.516cm"/>
    </style:style>
    <style:style style:name="gr13" style:family="graphic" style:parent-style-name="standard">
      <style:graphic-properties draw:textarea-horizontal-align="justify" draw:textarea-vertical-align="middle" draw:auto-grow-height="false" fo:min-height="3.052cm" fo:min-width="7.12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6.358cm"/>
    </style:style>
    <style:style style:name="gr15" style:family="graphic" style:parent-style-name="standard">
      <style:graphic-properties draw:fill-color="#ccffcc" draw:textarea-horizontal-align="justify" draw:textarea-vertical-align="middle" draw:auto-grow-height="false" fo:min-height="0.896cm" fo:min-width="2.1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3333"/>
      <style:paragraph-properties fo:text-align="center"/>
      <style:text-properties fo:font-size="18pt"/>
    </style:style>
    <style:style style:name="P9" style:family="paragraph">
      <loext:graphic-properties draw:fill-color="#579d1c"/>
      <style:paragraph-properties fo:text-align="center"/>
      <style:text-properties fo:font-size="18pt"/>
    </style:style>
    <style:style style:name="P10" style:family="paragraph">
      <loext:graphic-properties draw:opacity="0%"/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00ff66"/>
      <style:paragraph-properties fo:text-align="center"/>
    </style:style>
    <style:style style:name="P13" style:family="paragraph">
      <loext:graphic-properties draw:fill-color="#ff6666"/>
      <style:paragraph-properties fo:text-align="center"/>
      <style:text-properties fo:font-size="18pt"/>
    </style:style>
    <style:style style:name="P14" style:family="paragraph">
      <loext:graphic-properties draw:fill-color="#ccffcc"/>
      <style:paragraph-properties fo:text-align="center"/>
      <style:text-properties fo:font-size="18pt"/>
    </style:style>
    <style:style style:name="T1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2" style:family="text">
      <style:text-properties style:text-position="33% 58%" style:font-name="Liberation Sans1" fo:font-weight="normal" style:font-name-asian="Liberation Sans1" style:font-weight-asian="normal" style:font-name-complex="Liberation Sans1" style:font-weight-complex="normal"/>
    </style:style>
    <style:style style:name="T3" style:family="text">
      <style:text-properties style:font-name="Liberation Sans" fo:font-weight="bold" style:font-name-asian="Liberation Sans1" style:font-weight-asian="bold" style:font-name-complex="Liberation Sans1" style:font-weight-complex="bold"/>
    </style:style>
    <style:style style:name="T4" style:family="text">
      <style:text-properties style:font-name="Liberation Sans" style:font-name-asian="Liberation Sans1" style:font-name-complex="Liberation Sans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755cm" svg:height="0.811cm" svg:x="5.588cm" svg:y="12.727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" draw:id="id2" draw:layer="layout" svg:width="5.348cm" svg:height="3.404cm" svg:x="9.64cm" svg:y="11.43cm">
          <text:p text:style-name="P1">De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2.917cm" svg:height="0.811cm" svg:x="16.285cm" svg:y="12.727cm">
          <text:p text:style-name="P1">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svg:x1="8.343cm" svg:y1="13.133cm" svg:x2="9.706cm" svg:y2="13.148cm" draw:start-shape="id1" draw:start-glue-point="10" svg:d="M8343 13133h932v15h431" svg:viewBox="0 0 1364 16">
          <text:p/>
        </draw:connector>
        <draw:connector draw:style-name="gr4" draw:text-style-name="P4" draw:layer="layout" svg:x1="14.988cm" svg:y1="13.132cm" svg:x2="16.285cm" svg:y2="13.132cm" draw:start-shape="id2" draw:start-glue-point="1" draw:end-shape="id3" svg:d="M14988 13132h1297" svg:viewBox="0 0 1298 1">
          <text:p/>
        </draw:connector>
        <draw:custom-shape draw:style-name="gr5" draw:text-style-name="P1" draw:layer="layout" svg:width="5.025cm" svg:height="0.648cm" svg:x="9.802cm" svg:y="13.862cm">
          <text:p text:style-name="P1">argmax p(s|t)p(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2.917cm" svg:height="0.811cm" svg:x="19.689cm" svg:y="12.727cm">
          <text:p text:style-name="P1">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4" draw:id="id4" draw:layer="layout" svg:width="3.404cm" svg:height="1.945cm" svg:x="18.068cm" svg:y="14.672cm">
          <text:p text:style-name="P1">MT Metr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107cm" svg:height="0.486cm" svg:x="18.716cm" svg:y="15.969cm">
          <text:p text:style-name="P1">BL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744cm" svg:y1="13.538cm" svg:x2="19.77cm" svg:y2="14.672cm" draw:start-shape="id3" draw:start-glue-point="8" draw:end-shape="id4" svg:d="M17744 13538v566h2026v568" svg:viewBox="0 0 2027 1135">
          <text:p/>
        </draw:connector>
        <draw:connector draw:style-name="gr4" draw:text-style-name="P4" draw:layer="layout" svg:x1="21.148cm" svg:y1="13.538cm" svg:x2="19.77cm" svg:y2="14.672cm" draw:start-shape="id5" draw:start-glue-point="8" draw:end-shape="id4" draw:end-glue-point="0" svg:d="M21148 13538v566h-1378v568" svg:viewBox="0 0 1379 1135">
          <text:p/>
        </draw:connector>
        <draw:custom-shape draw:style-name="gr8" draw:text-style-name="P5" xml:id="id6" draw:id="id6" draw:layer="layout" svg:width="2.431cm" svg:height="0.811cm" svg:x="18.554cm" svg:y="17.913cm">
          <text:p text:style-name="P1">scor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svg:x1="19.77cm" svg:y1="16.617cm" svg:x2="19.77cm" svg:y2="17.913cm" draw:start-shape="id4" draw:start-glue-point="2" draw:end-shape="id6" draw:end-glue-point="4" svg:d="M19770 16617v1296" svg:viewBox="0 0 1 1297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8" xml:id="id7" draw:id="id7" draw:layer="layout" svg:width="2.755cm" svg:height="0.811cm" svg:x="5.588cm" svg:y="12.727cm">
          <text:p text:style-name="P7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7" xml:id="id8" draw:id="id8" draw:layer="layout" svg:width="5.348cm" svg:height="3.404cm" svg:x="9.64cm" svg:y="11.43cm">
          <text:p text:style-name="P7">De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9" draw:id="id9" draw:layer="layout" svg:width="2.917cm" svg:height="0.811cm" svg:x="16.285cm" svg:y="12.727cm">
          <text:p text:style-name="P7">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svg:x1="8.343cm" svg:y1="13.133cm" svg:x2="9.706cm" svg:y2="13.148cm" draw:start-shape="id7" draw:start-glue-point="10" svg:d="M8343 13133h932v15h431" svg:viewBox="0 0 1364 16">
          <text:p/>
        </draw:connector>
        <draw:connector draw:style-name="gr4" draw:text-style-name="P4" draw:layer="layout" svg:x1="14.988cm" svg:y1="13.132cm" svg:x2="16.285cm" svg:y2="13.132cm" draw:start-shape="id8" draw:start-glue-point="1" draw:end-shape="id9" svg:d="M14988 13132h1297" svg:viewBox="0 0 1298 1">
          <text:p/>
        </draw:connector>
        <draw:custom-shape draw:style-name="gr5" draw:text-style-name="P7" draw:layer="layout" svg:width="5.025cm" svg:height="0.648cm" svg:x="9.802cm" svg:y="13.862cm">
          <text:p text:style-name="P7">argmax <text:span text:style-name="T1">λ</text:span><text:span text:style-name="T2">T</text:span><text:span text:style-name="T3"> h</text:span><text:span text:style-name="T4">(s,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11" draw:id="id11" draw:layer="layout" svg:width="2.917cm" svg:height="0.811cm" svg:x="19.689cm" svg:y="12.727cm">
          <text:p text:style-name="P7">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10" draw:id="id10" draw:layer="layout" svg:width="3.404cm" svg:height="1.945cm" svg:x="18.068cm" svg:y="14.672cm">
          <text:p text:style-name="P7">MT Metr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107cm" svg:height="0.486cm" svg:x="18.716cm" svg:y="15.969cm">
          <text:p text:style-name="P7">BL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744cm" svg:y1="13.538cm" svg:x2="19.77cm" svg:y2="14.672cm" draw:start-shape="id9" draw:start-glue-point="8" draw:end-shape="id10" svg:d="M17744 13538v566h2026v568" svg:viewBox="0 0 2027 1135">
          <text:p/>
        </draw:connector>
        <draw:connector draw:style-name="gr4" draw:text-style-name="P4" draw:layer="layout" svg:x1="21.148cm" svg:y1="13.538cm" svg:x2="19.77cm" svg:y2="14.672cm" draw:start-shape="id11" draw:start-glue-point="8" draw:end-shape="id10" draw:end-glue-point="0" svg:d="M21148 13538v566h-1378v568" svg:viewBox="0 0 1379 1135">
          <text:p/>
        </draw:connector>
        <draw:custom-shape draw:style-name="gr8" draw:text-style-name="P10" xml:id="id12" draw:id="id12" draw:layer="layout" svg:width="2.431cm" svg:height="0.811cm" svg:x="18.554cm" svg:y="17.913cm">
          <text:p text:style-name="P7">scor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svg:x1="19.77cm" svg:y1="16.617cm" svg:x2="19.77cm" svg:y2="17.913cm" draw:start-shape="id10" draw:start-glue-point="2" draw:end-shape="id12" draw:end-glue-point="4" svg:d="M19770 16617v1296" svg:viewBox="0 0 1 1297">
          <text:p/>
        </draw:connector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8" xml:id="id13" draw:id="id13" draw:layer="layout" svg:width="2.755cm" svg:height="0.811cm" svg:x="5.08cm" svg:y="4.243cm">
          <text:p text:style-name="P7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7" xml:id="id14" draw:id="id14" draw:layer="layout" svg:width="5.348cm" svg:height="3.404cm" svg:x="9.132cm" svg:y="2.946cm">
          <text:p text:style-name="P7">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35cm" svg:y1="4.649cm" svg:x2="9.198cm" svg:y2="4.664cm" draw:start-shape="id13" draw:start-glue-point="10" svg:d="M7835 4649h932v15h431" svg:viewBox="0 0 1364 16">
          <text:p/>
        </draw:connector>
        <draw:connector draw:style-name="gr4" draw:text-style-name="P4" draw:layer="layout" svg:x1="14.48cm" svg:y1="4.648cm" svg:x2="17.272cm" svg:y2="4.572cm" draw:start-shape="id14" draw:start-glue-point="1" svg:d="M14480 4648h1647v-76h1145" svg:viewBox="0 0 2793 77">
          <text:p/>
        </draw:connector>
        <draw:custom-shape draw:style-name="gr5" draw:text-style-name="P7" draw:layer="layout" svg:width="5.025cm" svg:height="0.648cm" svg:x="9.294cm" svg:y="5.378cm">
          <text:p text:style-name="P7">argmax <text:span text:style-name="T1">λ</text:span><text:span text:style-name="T2">T</text:span><text:span text:style-name="T3"> h</text:span><text:span text:style-name="T4">(s,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layer="layout" svg:width="2.917cm" svg:height="0.811cm" svg:x="17.272cm" svg:y="4.269cm">
          <text:p text:style-name="P7">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24.261cm" svg:y="4.064cm">
          <text:p text:style-name="P7">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5" draw:layer="layout" svg:width="22.606cm" svg:height="17.78cm" svg:x="4.826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8" xml:id="id15" draw:id="id15" draw:layer="layout" svg:width="2.755cm" svg:height="0.811cm" svg:x="5.08cm" svg:y="4.243cm">
          <text:p text:style-name="P7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7" xml:id="id16" draw:id="id16" draw:layer="layout" svg:width="5.348cm" svg:height="3.404cm" svg:x="9.132cm" svg:y="2.946cm">
          <text:p text:style-name="P7">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35cm" svg:y1="4.649cm" svg:x2="9.198cm" svg:y2="4.664cm" draw:start-shape="id15" draw:start-glue-point="10" svg:d="M7835 4649h932v15h431" svg:viewBox="0 0 1364 16">
          <text:p/>
        </draw:connector>
        <draw:connector draw:style-name="gr4" draw:text-style-name="P4" draw:layer="layout" svg:x1="14.48cm" svg:y1="4.648cm" svg:x2="17.272cm" svg:y2="4.572cm" draw:start-shape="id16" draw:start-glue-point="1" draw:end-shape="id17" draw:end-glue-point="3" svg:d="M14480 4648h1396v-76h1396" svg:viewBox="0 0 2793 77">
          <text:p/>
        </draw:connector>
        <draw:custom-shape draw:style-name="gr5" draw:text-style-name="P7" draw:layer="layout" svg:width="5.025cm" svg:height="0.648cm" svg:x="9.294cm" svg:y="5.378cm">
          <text:p text:style-name="P7">argmax <text:span text:style-name="T1">λ</text:span><text:span text:style-name="T2">T</text:span><text:span text:style-name="T3"> h</text:span><text:span text:style-name="T4">(s,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17" draw:id="id17" draw:layer="layout" svg:width="6.35cm" svg:height="5.588cm" svg:x="17.272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.917cm" svg:height="0.811cm" svg:x="18.034cm" svg:y="2.237cm">
          <text:p text:style-name="P7">t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3.507cm">
          <text:p text:style-name="P7">t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4.777cm">
          <text:p text:style-name="P7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6.047cm">
          <text:p text:style-name="P7">t<text:span text:style-name="T5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24.261cm" svg:y="4.064cm">
          <text:p text:style-name="P7">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3" draw:layer="layout" svg:width="1.016cm" svg:height="1.016cm" svg:x="21.082cm" svg:y="2.032cm">
          <text:p text:style-name="P7">s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3.302cm">
          <text:p text:style-name="P7">s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4.572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5.842cm">
          <text:p text:style-name="P7">s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2.606cm" svg:height="17.78cm" svg:x="4.826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8" xml:id="id18" draw:id="id18" draw:layer="layout" svg:width="2.755cm" svg:height="0.811cm" svg:x="5.08cm" svg:y="4.243cm">
          <text:p text:style-name="P7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7" xml:id="id19" draw:id="id19" draw:layer="layout" svg:width="5.348cm" svg:height="3.404cm" svg:x="9.132cm" svg:y="2.946cm">
          <text:p text:style-name="P7">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35cm" svg:y1="4.649cm" svg:x2="9.198cm" svg:y2="4.664cm" draw:start-shape="id18" draw:start-glue-point="10" svg:d="M7835 4649h932v15h431" svg:viewBox="0 0 1364 16">
          <text:p/>
        </draw:connector>
        <draw:connector draw:style-name="gr4" draw:text-style-name="P4" draw:layer="layout" svg:x1="14.48cm" svg:y1="4.648cm" svg:x2="17.272cm" svg:y2="4.572cm" draw:start-shape="id19" draw:start-glue-point="1" draw:end-shape="id20" draw:end-glue-point="3" svg:d="M14480 4648h1396v-76h1396" svg:viewBox="0 0 2793 77">
          <text:p/>
        </draw:connector>
        <draw:custom-shape draw:style-name="gr5" draw:text-style-name="P7" draw:layer="layout" svg:width="5.025cm" svg:height="0.648cm" svg:x="9.294cm" svg:y="5.378cm">
          <text:p text:style-name="P7">argmax <text:span text:style-name="T1">λ</text:span><text:span text:style-name="T2">T</text:span><text:span text:style-name="T3"> h</text:span><text:span text:style-name="T4">(s,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20" draw:id="id20" draw:layer="layout" svg:width="6.35cm" svg:height="5.588cm" svg:x="17.272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.917cm" svg:height="0.811cm" svg:x="18.034cm" svg:y="2.237cm">
          <text:p text:style-name="P7">t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3.507cm">
          <text:p text:style-name="P7">t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4.777cm">
          <text:p text:style-name="P7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6.047cm">
          <text:p text:style-name="P7">t<text:span text:style-name="T5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xml:id="id22" draw:id="id22" draw:layer="layout" svg:width="2.917cm" svg:height="0.811cm" svg:x="24.261cm" svg:y="4.064cm">
          <text:p text:style-name="P7">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21" draw:id="id21" draw:layer="layout" svg:width="3.404cm" svg:height="1.945cm" svg:x="20.726cm" svg:y="9.231cm">
          <text:p text:style-name="P7">MT Metr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107cm" svg:height="0.486cm" svg:x="21.336cm" svg:y="10.668cm">
          <text:p text:style-name="P7">BL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447cm" svg:y1="7.366cm" svg:x2="22.428cm" svg:y2="9.231cm" draw:start-shape="id20" draw:start-glue-point="2" draw:end-shape="id21" svg:d="M20447 7366v932h1981v933" svg:viewBox="0 0 1982 1866">
          <text:p/>
        </draw:connector>
        <draw:connector draw:style-name="gr4" draw:text-style-name="P4" draw:layer="layout" draw:line-skew="1.246cm" svg:x1="25.72cm" svg:y1="4.875cm" svg:x2="22.428cm" svg:y2="9.231cm" draw:start-shape="id22" draw:start-glue-point="8" draw:end-shape="id21" svg:d="M25720 4875v3423h-3292v933" svg:viewBox="0 0 3293 4357">
          <text:p/>
        </draw:connector>
        <draw:custom-shape draw:style-name="gr12" draw:text-style-name="P13" draw:layer="layout" svg:width="1.016cm" svg:height="1.016cm" svg:x="21.082cm" svg:y="2.032cm">
          <text:p text:style-name="P7">s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3.302cm">
          <text:p text:style-name="P7">s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4.572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5.842cm">
          <text:p text:style-name="P7">s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23" draw:id="id23" draw:layer="layout" svg:width="6.35cm" svg:height="5.588cm" svg:x="19.304cm" svg:y="12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.917cm" svg:height="0.811cm" svg:x="20.066cm" svg:y="12.905cm">
          <text:p text:style-name="P7">t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9.943cm" svg:y="14.175cm">
          <text:p text:style-name="P7">t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9.943cm" svg:y="15.445cm">
          <text:p text:style-name="P7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9.943cm" svg:y="16.715cm">
          <text:p text:style-name="P7">t<text:span text:style-name="T5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3" draw:layer="layout" svg:width="1.016cm" svg:height="1.016cm" svg:x="23.114cm" svg:y="12.7cm">
          <text:p text:style-name="P7">s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3.114cm" svg:y="13.97cm">
          <text:p text:style-name="P7">s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3.114cm" svg:y="15.24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3.114cm" svg:y="16.51cm">
          <text:p text:style-name="P7">s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2.7cm">
          <text:p text:style-name="P7"><text:span text:style-name="T5">B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3.97cm">
          <text:p text:style-name="P7"><text:span text:style-name="T5">B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5.24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6.51cm">
          <text:p text:style-name="P7"><text:span text:style-name="T5">B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2.428cm" svg:y1="11.176cm" svg:x2="22.479cm" svg:y2="12.446cm" draw:start-shape="id21" draw:start-glue-point="2" draw:end-shape="id23" svg:d="M22428 11176v635h51v635" svg:viewBox="0 0 52 1271">
          <text:p/>
        </draw:connector>
        <draw:custom-shape draw:style-name="gr10" draw:text-style-name="P5" draw:layer="layout" svg:width="22.606cm" svg:height="17.78cm" svg:x="4.826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8" xml:id="id24" draw:id="id24" draw:layer="layout" svg:width="2.755cm" svg:height="0.811cm" svg:x="5.08cm" svg:y="4.243cm">
          <text:p text:style-name="P7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7" xml:id="id25" draw:id="id25" draw:layer="layout" svg:width="5.348cm" svg:height="3.404cm" svg:x="9.132cm" svg:y="2.946cm">
          <text:p text:style-name="P7">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35cm" svg:y1="4.649cm" svg:x2="9.198cm" svg:y2="4.664cm" draw:start-shape="id24" draw:start-glue-point="10" svg:d="M7835 4649h932v15h431" svg:viewBox="0 0 1364 16">
          <text:p/>
        </draw:connector>
        <draw:connector draw:style-name="gr4" draw:text-style-name="P4" draw:layer="layout" svg:x1="14.48cm" svg:y1="4.648cm" svg:x2="17.272cm" svg:y2="4.572cm" draw:start-shape="id25" draw:start-glue-point="1" draw:end-shape="id26" draw:end-glue-point="3" svg:d="M14480 4648h1396v-76h1396" svg:viewBox="0 0 2793 77">
          <text:p/>
        </draw:connector>
        <draw:custom-shape draw:style-name="gr5" draw:text-style-name="P7" draw:layer="layout" svg:width="5.025cm" svg:height="0.648cm" svg:x="9.294cm" svg:y="5.378cm">
          <text:p text:style-name="P7">argmax <text:span text:style-name="T1">λ</text:span><text:span text:style-name="T2">T</text:span><text:span text:style-name="T3"> h</text:span><text:span text:style-name="T4">(s,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26" draw:id="id26" draw:layer="layout" svg:width="6.35cm" svg:height="5.588cm" svg:x="17.272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.917cm" svg:height="0.811cm" svg:x="18.034cm" svg:y="2.237cm">
          <text:p text:style-name="P7">t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3.507cm">
          <text:p text:style-name="P7">t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4.777cm">
          <text:p text:style-name="P7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6.047cm">
          <text:p text:style-name="P7">t<text:span text:style-name="T5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xml:id="id28" draw:id="id28" draw:layer="layout" svg:width="2.917cm" svg:height="0.811cm" svg:x="24.261cm" svg:y="4.064cm">
          <text:p text:style-name="P7">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27" draw:id="id27" draw:layer="layout" svg:width="3.404cm" svg:height="1.945cm" svg:x="20.726cm" svg:y="9.231cm">
          <text:p text:style-name="P7">MT Metri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447cm" svg:y1="7.366cm" svg:x2="22.428cm" svg:y2="9.231cm" draw:start-shape="id26" draw:start-glue-point="2" draw:end-shape="id27" svg:d="M20447 7366v932h1981v933" svg:viewBox="0 0 1982 1866">
          <text:p/>
        </draw:connector>
        <draw:connector draw:style-name="gr4" draw:text-style-name="P4" draw:layer="layout" draw:line-skew="1.246cm" svg:x1="25.72cm" svg:y1="4.875cm" svg:x2="22.428cm" svg:y2="9.231cm" draw:start-shape="id28" draw:start-glue-point="8" draw:end-shape="id27" svg:d="M25720 4875v3423h-3292v933" svg:viewBox="0 0 3293 4357">
          <text:p/>
        </draw:connector>
        <draw:custom-shape draw:style-name="gr12" draw:text-style-name="P13" draw:layer="layout" svg:width="1.016cm" svg:height="1.016cm" svg:x="21.082cm" svg:y="2.032cm">
          <text:p text:style-name="P7">s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3.302cm">
          <text:p text:style-name="P7">s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4.572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5.842cm">
          <text:p text:style-name="P7">s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29" draw:id="id29" draw:layer="layout" svg:width="6.35cm" svg:height="5.588cm" svg:x="19.304cm" svg:y="12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.917cm" svg:height="0.811cm" svg:x="20.066cm" svg:y="12.905cm">
          <text:p text:style-name="P7">t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9.943cm" svg:y="14.175cm">
          <text:p text:style-name="P7">t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9.943cm" svg:y="15.445cm">
          <text:p text:style-name="P7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9.943cm" svg:y="16.715cm">
          <text:p text:style-name="P7">t<text:span text:style-name="T5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3" draw:layer="layout" svg:width="1.016cm" svg:height="1.016cm" svg:x="23.114cm" svg:y="12.7cm">
          <text:p text:style-name="P7">s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3.114cm" svg:y="13.97cm">
          <text:p text:style-name="P7">s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3.114cm" svg:y="15.24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3.114cm" svg:y="16.51cm">
          <text:p text:style-name="P7">s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2.7cm">
          <text:p text:style-name="P7"><text:span text:style-name="T5">B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3.97cm">
          <text:p text:style-name="P7"><text:span text:style-name="T5">B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5.24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6.51cm">
          <text:p text:style-name="P7"><text:span text:style-name="T5">B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2.428cm" svg:y1="11.176cm" svg:x2="22.479cm" svg:y2="12.446cm" draw:start-shape="id27" draw:start-glue-point="2" draw:end-shape="id29" svg:d="M22428 11176v635h51v635" svg:viewBox="0 0 52 1271">
          <text:p/>
        </draw:connector>
        <draw:custom-shape draw:style-name="gr13" draw:text-style-name="P7" xml:id="id30" draw:id="id30" draw:layer="layout" svg:width="7.62cm" svg:height="3.302cm" svg:x="7.366cm" svg:y="13.462cm">
          <text:p text:style-name="P7">Learning algorithm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6.858cm" svg:height="1.016cm" svg:x="7.874cm" svg:y="15.494cm">
          <text:p text:style-name="P7">MERT or MIRA or PRO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9.304cm" svg:y1="15.24cm" svg:x2="14.986cm" svg:y2="15.113cm" draw:start-shape="id29" draw:start-glue-point="3" draw:end-shape="id30" draw:end-glue-point="1" svg:d="M19304 15240h-2159v-127h-2159" svg:viewBox="0 0 4319 128">
          <text:p/>
        </draw:connector>
        <draw:custom-shape draw:style-name="gr15" draw:text-style-name="P14" xml:id="id31" draw:id="id31" draw:layer="layout" svg:width="2.794cm" svg:height="1.27cm" svg:x="10.414cm" svg:y="9.652cm">
          <text:p text:style-name="P7"><text:span text:style-name="T6">new </text:span><text:span text:style-name="T1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1.176cm" svg:y1="13.462cm" svg:x2="11.811cm" svg:y2="10.922cm" draw:start-shape="id30" draw:start-glue-point="0" draw:end-shape="id31" draw:end-glue-point="2" svg:d="M11176 13462v-1269h635v-1271" svg:viewBox="0 0 636 2541">
          <text:p/>
        </draw:connector>
        <draw:custom-shape draw:style-name="gr7" draw:text-style-name="P7" draw:layer="layout" svg:width="2.107cm" svg:height="0.486cm" svg:x="21.336cm" svg:y="10.668cm">
          <text:p text:style-name="P7">BL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2.606cm" svg:height="17.78cm" svg:x="4.826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0" draw:text-style-name="P5" draw:layer="layout" svg:width="22.606cm" svg:height="17.78cm" svg:x="4.82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8" xml:id="id32" draw:id="id32" draw:layer="layout" svg:width="2.755cm" svg:height="0.811cm" svg:x="5.08cm" svg:y="4.243cm">
          <text:p text:style-name="P7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7" xml:id="id33" draw:id="id33" draw:layer="layout" svg:width="5.348cm" svg:height="3.404cm" svg:x="9.132cm" svg:y="2.946cm">
          <text:p text:style-name="P7">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35cm" svg:y1="4.649cm" svg:x2="9.198cm" svg:y2="4.664cm" draw:start-shape="id32" draw:start-glue-point="10" svg:d="M7835 4649h932v15h431" svg:viewBox="0 0 1364 16">
          <text:p/>
        </draw:connector>
        <draw:connector draw:style-name="gr4" draw:text-style-name="P4" draw:layer="layout" svg:x1="14.48cm" svg:y1="4.648cm" svg:x2="17.272cm" svg:y2="4.572cm" draw:start-shape="id33" draw:start-glue-point="1" draw:end-shape="id34" draw:end-glue-point="3" svg:d="M14480 4648h1396v-76h1396" svg:viewBox="0 0 2793 77">
          <text:p/>
        </draw:connector>
        <draw:custom-shape draw:style-name="gr5" draw:text-style-name="P7" draw:layer="layout" svg:width="5.025cm" svg:height="0.648cm" svg:x="9.294cm" svg:y="5.378cm">
          <text:p text:style-name="P7">argmax <text:span text:style-name="T1">λ</text:span><text:span text:style-name="T2">T</text:span><text:span text:style-name="T3"> h</text:span><text:span text:style-name="T4">(s,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34" draw:id="id34" draw:layer="layout" svg:width="6.35cm" svg:height="5.588cm" svg:x="17.272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.917cm" svg:height="0.811cm" svg:x="18.034cm" svg:y="2.237cm">
          <text:p text:style-name="P7">t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3.507cm">
          <text:p text:style-name="P7">t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4.777cm">
          <text:p text:style-name="P7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7.911cm" svg:y="6.047cm">
          <text:p text:style-name="P7">t<text:span text:style-name="T5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xml:id="id36" draw:id="id36" draw:layer="layout" svg:width="2.917cm" svg:height="0.811cm" svg:x="24.261cm" svg:y="4.064cm">
          <text:p text:style-name="P7">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35" draw:id="id35" draw:layer="layout" svg:width="3.404cm" svg:height="1.945cm" svg:x="20.726cm" svg:y="9.231cm">
          <text:p text:style-name="P7">MT Metri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447cm" svg:y1="7.366cm" svg:x2="22.428cm" svg:y2="9.231cm" draw:start-shape="id34" draw:start-glue-point="2" draw:end-shape="id35" svg:d="M20447 7366v932h1981v933" svg:viewBox="0 0 1982 1866">
          <text:p/>
        </draw:connector>
        <draw:connector draw:style-name="gr4" draw:text-style-name="P4" draw:layer="layout" draw:line-skew="1.246cm" svg:x1="25.72cm" svg:y1="4.875cm" svg:x2="22.428cm" svg:y2="9.231cm" draw:start-shape="id36" draw:start-glue-point="8" draw:end-shape="id35" svg:d="M25720 4875v3423h-3292v933" svg:viewBox="0 0 3293 4357">
          <text:p/>
        </draw:connector>
        <draw:custom-shape draw:style-name="gr12" draw:text-style-name="P13" draw:layer="layout" svg:width="1.016cm" svg:height="1.016cm" svg:x="21.082cm" svg:y="2.032cm">
          <text:p text:style-name="P7">s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3.302cm">
          <text:p text:style-name="P7">s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4.572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1.082cm" svg:y="5.842cm">
          <text:p text:style-name="P7">s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37" draw:id="id37" draw:layer="layout" svg:width="6.35cm" svg:height="5.588cm" svg:x="19.304cm" svg:y="12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.917cm" svg:height="0.811cm" svg:x="20.066cm" svg:y="12.905cm">
          <text:p text:style-name="P7">t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9.943cm" svg:y="14.175cm">
          <text:p text:style-name="P7">t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9.943cm" svg:y="15.445cm">
          <text:p text:style-name="P7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9" draw:layer="layout" svg:width="2.917cm" svg:height="0.811cm" svg:x="19.943cm" svg:y="16.715cm">
          <text:p text:style-name="P7">t<text:span text:style-name="T5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3" draw:layer="layout" svg:width="1.016cm" svg:height="1.016cm" svg:x="23.114cm" svg:y="12.7cm">
          <text:p text:style-name="P7">s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3.114cm" svg:y="13.97cm">
          <text:p text:style-name="P7">s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3.114cm" svg:y="15.24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3.114cm" svg:y="16.51cm">
          <text:p text:style-name="P7">s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2.7cm">
          <text:p text:style-name="P7"><text:span text:style-name="T5">B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3.97cm">
          <text:p text:style-name="P7"><text:span text:style-name="T5">B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5.24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016cm" svg:height="1.016cm" svg:x="24.384cm" svg:y="16.51cm">
          <text:p text:style-name="P7"><text:span text:style-name="T5">B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2.428cm" svg:y1="11.176cm" svg:x2="22.479cm" svg:y2="12.446cm" draw:start-shape="id35" draw:start-glue-point="2" draw:end-shape="id37" svg:d="M22428 11176v635h51v635" svg:viewBox="0 0 52 1271">
          <text:p/>
        </draw:connector>
        <draw:custom-shape draw:style-name="gr13" draw:text-style-name="P7" xml:id="id38" draw:id="id38" draw:layer="layout" svg:width="7.62cm" svg:height="3.302cm" svg:x="7.366cm" svg:y="13.462cm">
          <text:p text:style-name="P7">Learning algorithm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6.858cm" svg:height="1.016cm" svg:x="7.874cm" svg:y="15.494cm">
          <text:p text:style-name="P7">MERT or MIRA or PRO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9.304cm" svg:y1="15.24cm" svg:x2="14.986cm" svg:y2="15.113cm" draw:start-shape="id37" draw:start-glue-point="3" draw:end-shape="id38" draw:end-glue-point="1" svg:d="M19304 15240h-2159v-127h-2159" svg:viewBox="0 0 4319 128">
          <text:p/>
        </draw:connector>
        <draw:custom-shape draw:style-name="gr15" draw:text-style-name="P14" xml:id="id39" draw:id="id39" draw:layer="layout" svg:width="2.794cm" svg:height="1.27cm" svg:x="10.414cm" svg:y="9.652cm">
          <text:p text:style-name="P7"><text:span text:style-name="T6">new </text:span><text:span text:style-name="T1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1.176cm" svg:y1="13.462cm" svg:x2="11.811cm" svg:y2="10.922cm" draw:start-shape="id38" draw:start-glue-point="0" draw:end-shape="id39" draw:end-glue-point="2" svg:d="M11176 13462v-1269h635v-1271" svg:viewBox="0 0 636 2541">
          <text:p/>
        </draw:connector>
        <draw:connector draw:style-name="gr4" draw:text-style-name="P4" draw:layer="layout" svg:x1="11.811cm" svg:y1="9.652cm" svg:x2="11.806cm" svg:y2="6.35cm" draw:start-shape="id39" draw:start-glue-point="0" draw:end-shape="id33" draw:end-glue-point="2" svg:d="M11811 9652v-1651h-5v-1651" svg:viewBox="0 0 6 3303">
          <text:p/>
        </draw:connector>
        <draw:custom-shape draw:style-name="gr7" draw:text-style-name="P7" draw:layer="layout" svg:width="2.107cm" svg:height="0.486cm" svg:x="21.336cm" svg:y="10.668cm">
          <text:p text:style-name="P7">BLEU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los Stanojevic</meta:initial-creator>
    <meta:creation-date>2015-09-06T21:20:06.212165548</meta:creation-date>
    <dc:date>2015-09-08T11:05:15.119470824</dc:date>
    <dc:creator>Milos Stanojevic</dc:creator>
    <meta:editing-duration>P1DT12H34M52S</meta:editing-duration>
    <meta:editing-cycles>9</meta:editing-cycles>
    <meta:generator>LibreOffice/4.4.3.2$Linux_X86_64 LibreOffice_project/40$Build-2</meta:generator>
    <meta:document-statistic meta:object-count="198"/>
  </office:meta>
</office:document-meta>
</file>